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color="#FF0000" fo:font-size="24pt" style:font-size-asian="24pt" style:font-size-complex="24pt"/>
    </style:style>
    <style:style style:name="P2" style:parent-style-name="Normal" style:family="paragraph">
      <style:text-properties fo:color="#4472C4" fo:font-size="16pt" style:font-size-asian="16pt" style:font-size-complex="16pt"/>
    </style:style>
    <style:style style:name="P3" style:parent-style-name="Normal" style:family="paragraph">
      <style:text-properties fo:color="#4472C4" fo:font-size="16pt" style:font-size-asian="16pt" style:font-size-complex="16pt"/>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office:automatic-styles>
  <office:body>
    <office:text text:use-soft-page-breaks="true">
      <text:p text:style-name="P1">Rapport de projet POO</text:p>
      <text:p text:style-name="P2">Diagramme UML :</text:p>
      <text:p text:style-name="Normal">Nous sommes partis d’un club ayant pour attribut un nom, une ville, et une liste de membres. Ce club peut organiser un évènement de type compétition ou évents, deux classes héritent donc<text:s/>d’évènement. Il existe deux types de compétitions : les compétitions individuel composées uniquement de match simple et les compétitions par équipe composées de match simple et double. Les membres et le personnel héritent de la classe identité. Les membres<text:s/>peuvent être ou des joueurs loisirs ou des joueurs compétitions. Dans le personnel il existe un attribut booléen entraineur_est_joueur qui est true si le joueur est un entraineur. A ce moment-là un joueur avec les attributs de l’entraineur est créé. La classe membre hérite d’Incomparable afin que l’on puisse Comparer les membres par nom, prénom, naissance (du plus jeune au plus vieux) et ceux qui ont payés de ceux qui n’ont pas payés. Dans la fenêtre Liste_membre on utilise donc des délégations pour trier<text:s/>et afficher les joueurs.</text:p>
      <text:p text:style-name="Normal"/>
      <text:p text:style-name="P3">Interface :</text:p>
      <text:p text:style-name="P4">Module membre :</text:p>
      <text:p text:style-name="Normal">On peut afficher la liste des membres dans ce même modules si on clique sur le bouton nom on les trie par ordre alphabétiques. Si on appuie sur le bouton date de naissance on tire du plus jeune au plus<text:s/>agence appuyant sur le bouton compétitions respectivement loisir, uniquement les joueurs compétitions, respectivement loisir s’affiche.</text:p>
      <text:p text:style-name="Normal">On peut<text:s/>aussi<text:s/>ajouter un membre qui sera<text:s/>enregistré<text:s/>dans un fichier, il faut saisir un classement uniquement si l’on<text:s/>joue en loisir.</text:p>
      <text:p text:style-name="Normal">On<text:s/>peut également supprimer un joueur en saisies son prénom ainsi que son nom.</text:p>
      <text:p text:style-name="Normal">Pour modifier un joueur il faut saisir son nom et son prénom et puis les cases que l’on veut changer.</text:p>
      <text:p text:style-name="Normal"/>
      <text:p text:style-name="P5">Module Compétitions :</text:p>
      <text:p text:style-name="Normal">ON peut créer une compétition individuelle ou par équipe. Pour saisir les joueurs, il faut saisir leur nom de famille avec des « / » entre chaque nom de joueurs. Lorsque la compétition est créée le match est jouer aléatoirement.<text:s/>Il faut saisir l’année minimale et maximale à partir desquelles <text:s/>les joueurs peuvent jouer dans cette compétition.</text:p>
      <text:p text:style-name="Normal">On peut également voir les différentes compétitions.</text:p>
      <text:p text:style-name="Normal"/>
      <text:p text:style-name="P6">Modules<text:s/>Statistiques :</text:p>
      <text:p text:style-name="Normal">On peut voir les statistiques du club par année en appuyant sur résultat u club ou voir les statistiques par joueur en appuyant sur le bouton résultat par joueur.</text:p>
      <text:p text:style-name="Normal"/>
      <text:p text:style-name="Normal"/>
      <text:p text:style-name="P7">Modules Autres :</text:p>
      <text:p text:style-name="Normal">Nous avons ajouté 4 modules dans autres qui sont<text:s/>trouver un partenaire qui permet de trouver un partenaire qui a le même âge si un partenaire a le même âge. Il y a également la section, commentaire qui permets de mettre un commentaire que le club pourra lire dans un fichier texte. Il y a également une page recyclage sur ce que fais le club en matière de recyclage et une fenêtre règlement intérieur ou l’on peut voir le règlement intérieu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header>
        <text:p text:style-name="Normal">MEYNET Florian <text:s text:c="144"/>TD E</text:p>
        <text:p text:style-name="Normal">WITVOET Lucas <text:s/></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TVOET Lucas</meta:initial-creator>
    <dc:creator>WITVOET Lucas</dc:creator>
    <meta:creation-date>2020-01-17T09:50:00Z</meta:creation-date>
    <dc:date>2020-01-17T16:27:00Z</dc:date>
    <meta:template xlink:href="Normal.dotm" xlink:type="simple"/>
    <meta:editing-cycles>5</meta:editing-cycles>
    <meta:editing-duration>PT6780S</meta:editing-duration>
    <meta:user-defined meta:name="ContentTypeId">0x0101007D5E3968327F484AA995A591EA850603</meta:user-defined>
    <meta:document-statistic meta:page-count="2" meta:paragraph-count="5" meta:word-count="425" meta:character-count="2763" meta:row-count="19" meta:non-whitespace-character-count="2343"/>
  </office:meta>
</office:document-meta>
</file>